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– Polig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nim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utomob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Ins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Alt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Prodo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omino – comu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omino – numera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ircui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ers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sovrastruttu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mater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costru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bagno,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finestre, por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iagrammi di fluss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iagrammi di flusso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Pia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Statu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Paes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Città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Fio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Terapeutica – gener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eteorolog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Veic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artel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himica – Amminoacid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Simboli log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orte log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Logó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acci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rec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5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6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7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8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9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neumatici – par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gener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re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dispositivi di re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reti senza f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Nume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Segnali – pericol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tati Uniti d'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ud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Europ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Europa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Franc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Francia – reg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egn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Contin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dio Orie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merica Centra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dioev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ss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Tempi antich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toria –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ond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Ritag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ra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Bandie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us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usica – spartiti music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ittogrammi Spec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Ricorrenz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Cibo e Bevand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Uma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Spazi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Vi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Logo OpenOffice.org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Religi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agina Inizial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untini 2</text:p>
          </table:table-cell>
          <table:table-cell table:number-columns-repeated="3"/>
          <table:table-cell office:value-type="string">
            <text:p>06/07/2006 12.12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2:4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2:43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